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dash" draw:stroke-dash="Fine_20_Dashed_20__28_var_29_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0cm"/>
    </style:style>
    <style:style style:name="gr5" style:family="graphic" style:parent-style-name="standard">
      <style:graphic-properties svg:stroke-linecap="round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cfe7f5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0080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8.113cm" svg:height="0.983cm" svg:x="1.02cm" svg:y="2.9cm">
              <draw:text-box>
                <text:p text:style-name="P1"><text:span text:style-name="T1">High</text:span><text:span text:style-name="T2"> </text:span><text:span text:style-name="T1">Level Unit </text:span><text:span text:style-name="T3">Structure</text:span></text:p>
              </draw:text-box>
            </draw:frame>
            <draw:line draw:style-name="gr2" draw:text-style-name="P2" draw:layer="layout" svg:x1="9.9cm" svg:y1="10.5cm" svg:x2="9.9cm" svg:y2="7cm">
              <text:p/>
            </draw:line>
            <draw:g>
              <draw:g>
                <draw:rect draw:style-name="gr3" draw:text-style-name="P2" draw:layer="layout" svg:width="17.3cm" svg:height="3.122cm" svg:x="1.5cm" svg:y="17.333cm">
                  <text:p/>
                </draw:rect>
                <draw:frame draw:style-name="gr4" draw:text-style-name="P3" draw:layer="layout" svg:width="3.643cm" svg:height="1.064cm" svg:x="1.554cm" svg:y="17.4cm">
                  <draw:text-box>
                    <text:p text:style-name="P3"><text:span text:style-name="T4">Test Cases</text:span></text:p>
                  </draw:text-box>
                </draw:frame>
              </draw:g>
              <draw:g>
                <draw:rect draw:style-name="gr5" draw:text-style-name="P2" draw:layer="layout" svg:width="5cm" svg:height="1.4cm" svg:x="2.082cm" svg:y="18.371cm">
                  <text:p text:style-name="P2">TimeCostTest</text:p>
                </draw:rect>
                <draw:rect draw:style-name="gr6" draw:text-style-name="P2" draw:layer="layout" svg:width="5cm" svg:height="1.4cm" svg:x="13.22cm" svg:y="18.371cm">
                  <text:p text:style-name="P2">InventoryTest</text:p>
                </draw:rect>
                <draw:rect draw:style-name="gr7" draw:text-style-name="P2" draw:layer="controls" svg:width="5cm" svg:height="1.4cm" svg:x="7.72cm" svg:y="18.416cm">
                  <text:p text:style-name="P2">InventoryTest</text:p>
                </draw:rect>
                <draw:rect draw:style-name="gr5" draw:text-style-name="P2" draw:layer="layout" svg:width="5cm" svg:height="1.4cm" svg:x="7.652cm" svg:y="18.371cm">
                  <text:p text:style-name="P2">SalaryTest</text:p>
                </draw:rect>
              </draw:g>
            </draw:g>
            <draw:g>
              <draw:g>
                <draw:rect draw:style-name="gr6" draw:text-style-name="P2" draw:layer="layout" svg:width="3.8cm" svg:height="1.4cm" svg:x="8.085cm" svg:y="5.401cm">
                  <text:p text:style-name="P2">SysUtils</text:p>
                </draw:rect>
                <draw:rect draw:style-name="gr6" draw:text-style-name="P2" draw:layer="layout" svg:width="3.8cm" svg:height="1.4cm" svg:x="13.985cm" svg:y="5.401cm">
                  <text:p text:style-name="P2">StringUtils</text:p>
                </draw:rect>
                <draw:rect draw:style-name="gr6" draw:text-style-name="P2" draw:layer="layout" svg:width="3.8cm" svg:height="1.4cm" svg:x="5.179cm" svg:y="8.001cm">
                  <text:p text:style-name="P2">FileUtils</text:p>
                </draw:rect>
                <draw:rect draw:style-name="gr6" draw:text-style-name="P2" draw:layer="layout" svg:width="3.8cm" svg:height="1.4cm" svg:x="11.185cm" svg:y="8.001cm">
                  <text:p text:style-name="P2">WebUtils</text:p>
                </draw:rect>
                <draw:rect draw:style-name="gr6" draw:text-style-name="P2" draw:layer="layout" svg:width="3.8cm" svg:height="1.4cm" svg:x="2.285cm" svg:y="5.401cm">
                  <text:p text:style-name="P2">DateUtils</text:p>
                </draw:rect>
                <draw:line draw:style-name="gr2" draw:text-style-name="P2" draw:layer="layout" svg:x1="5.385cm" svg:y1="7.801cm" svg:x2="5.385cm" svg:y2="7.001cm">
                  <text:p/>
                </draw:line>
                <draw:line draw:style-name="gr2" draw:text-style-name="P2" draw:layer="layout" svg:x1="8.635cm" svg:y1="7.801cm" svg:x2="8.635cm" svg:y2="7.001cm">
                  <text:p/>
                </draw:line>
                <draw:line draw:style-name="gr2" draw:text-style-name="P2" draw:layer="layout" svg:x1="11.435cm" svg:y1="7.801cm" svg:x2="11.435cm" svg:y2="7.001cm">
                  <text:p/>
                </draw:line>
                <draw:line draw:style-name="gr2" draw:text-style-name="P2" draw:layer="layout" svg:x1="14.635cm" svg:y1="7.801cm" svg:x2="14.635cm" svg:y2="7.001cm">
                  <text:p/>
                </draw:line>
              </draw:g>
              <draw:g>
                <draw:rect draw:style-name="gr3" draw:text-style-name="P2" draw:layer="layout" svg:width="17.3cm" svg:height="5.8cm" svg:x="1.385cm" svg:y="4.201cm">
                  <text:p/>
                </draw:rect>
                <draw:frame draw:style-name="gr8" draw:text-style-name="P3" draw:layer="layout" svg:width="7.479cm" svg:height="0.963cm" svg:x="1.439cm" svg:y="4.338cm">
                  <draw:text-box>
                    <text:p text:style-name="P3"><text:span text:style-name="T4">Utils (Generic Functions)</text:span></text:p>
                  </draw:text-box>
                </draw:frame>
              </draw:g>
            </draw:g>
            <draw:line draw:style-name="gr2" draw:text-style-name="P2" draw:layer="layout" svg:x1="5.6cm" svg:y1="17.9cm" svg:x2="5.6cm" svg:y2="13.8cm">
              <text:p/>
            </draw:line>
            <draw:polyline draw:style-name="gr2" draw:text-style-name="P2" draw:layer="layout" svg:width="1.799cm" svg:height="0.499cm" draw:transform="rotate (1.5707963267946) translate (7cm 17.9cm)" svg:viewBox="0 0 1800 500" draw:points="0,0 800,0 800,500 1800,500">
              <text:p/>
            </draw:polyline>
            <draw:line draw:style-name="gr2" draw:text-style-name="P2" draw:layer="layout" svg:x1="11.5cm" svg:y1="17.9cm" svg:x2="11.5cm" svg:y2="16.1cm">
              <text:p/>
            </draw:line>
            <draw:line draw:style-name="gr2" draw:text-style-name="P2" draw:layer="layout" svg:x1="15.4cm" svg:y1="17.9cm" svg:x2="15.4cm" svg:y2="13.6cm">
              <text:p/>
            </draw:line>
            <draw:line draw:style-name="gr2" draw:text-style-name="P2" draw:layer="layout" svg:x1="17.3cm" svg:y1="10.5cm" svg:x2="17.3cm" svg:y2="7cm">
              <text:p/>
            </draw:line>
            <draw:g>
              <draw:g>
                <draw:rect draw:style-name="gr6" draw:text-style-name="P2" draw:layer="layout" svg:width="5cm" svg:height="1.4cm" svg:x="11.9cm" svg:y="11.9cm">
                  <text:p text:style-name="P2">StaffInfo</text:p>
                </draw:rect>
                <draw:rect draw:style-name="gr6" draw:text-style-name="P2" draw:layer="layout" svg:width="5cm" svg:height="1.4cm" svg:x="7.3cm" svg:y="14.6cm">
                  <text:p text:style-name="P2">Salary</text:p>
                </draw:rect>
                <draw:rect draw:style-name="gr6" draw:text-style-name="P2" draw:layer="layout" svg:width="5cm" svg:height="1.4cm" svg:x="2.9cm" svg:y="11.9cm">
                  <text:p text:style-name="P2">TimeCost</text:p>
                </draw:rect>
                <draw:line draw:style-name="gr2" draw:text-style-name="P2" draw:layer="layout" svg:x1="12.1cm" svg:y1="14.4cm" svg:x2="12.1cm" svg:y2="13.6cm">
                  <text:p/>
                </draw:line>
                <draw:line draw:style-name="gr2" draw:text-style-name="P2" draw:layer="layout" svg:x1="7.6cm" svg:y1="14.4cm" svg:x2="7.6cm" svg:y2="13.6cm">
                  <text:p/>
                </draw:line>
              </draw:g>
              <draw:g>
                <draw:rect draw:style-name="gr3" draw:text-style-name="P2" draw:layer="layout" svg:width="17.3cm" svg:height="5.8cm" svg:x="1.4cm" svg:y="10.663cm">
                  <text:p/>
                </draw:rect>
                <draw:frame draw:style-name="gr8" draw:text-style-name="P3" draw:layer="layout" svg:width="2.86cm" svg:height="0.963cm" svg:x="1.454cm" svg:y="10.7cm">
                  <draw:text-box>
                    <text:p text:style-name="P3"><text:span text:style-name="T4">Helpers </text:span></text:p>
                  </draw:text-box>
                </draw:frame>
              </draw:g>
            </draw:g>
            <draw:line draw:style-name="gr9" draw:text-style-name="P2" draw:layer="layout" svg:x1="9.9cm" svg:y1="16.6cm" svg:x2="9.9cm" svg:y2="18.1cm">
              <text:p/>
            </draw:line>
            <draw:line draw:style-name="gr9" draw:text-style-name="P2" draw:layer="layout" svg:x1="17.2cm" svg:y1="16.6cm" svg:x2="17.2cm" svg:y2="18cm">
              <text:p/>
            </draw:line>
            <draw:line draw:style-name="gr2" draw:text-style-name="P2" draw:layer="layout" svg:x1="6.1cm" svg:y1="11.6cm" svg:x2="6.1cm" svg:y2="9.5cm">
              <text:p/>
            </draw:line>
            <draw:line draw:style-name="gr2" draw:text-style-name="P2" draw:layer="layout" svg:x1="12.8cm" svg:y1="11.6cm" svg:x2="12.8cm" svg:y2="9.5cm">
              <text:p/>
            </draw:line>
            <draw:rect draw:style-name="gr5" draw:text-style-name="P2" draw:layer="layout" svg:width="5cm" svg:height="1.4cm" svg:x="2.5cm" svg:y="21.3cm">
              <text:p text:style-name="P2">Main</text:p>
            </draw:rect>
            <draw:rect draw:style-name="gr5" draw:text-style-name="P2" draw:layer="layout" svg:width="5cm" svg:height="1.4cm" svg:x="13.1cm" svg:y="21.4cm">
              <text:p text:style-name="P2">TestList</text:p>
            </draw:rect>
            <draw:line draw:style-name="gr2" draw:text-style-name="P2" draw:layer="layout" svg:x1="15.5cm" svg:y1="21.3cm" svg:x2="15.501cm" svg:y2="20.641cm">
              <text:p/>
            </draw:line>
            <draw:line draw:style-name="gr2" draw:text-style-name="P2" draw:layer="layout" svg:x1="4cm" svg:y1="10.4cm" svg:x2="4cm" svg:y2="7.3cm">
              <text:p/>
            </draw:line>
            <draw:line draw:style-name="gr10" draw:text-style-name="P2" draw:layer="layout" svg:x1="4.1cm" svg:y1="21.2cm" svg:x2="4.1cm" svg:y2="20.7cm">
              <text:p/>
            </draw:line>
            <draw:line draw:style-name="gr10" draw:text-style-name="P2" draw:layer="layout" svg:x1="4cm" svg:y1="17.2cm" svg:x2="4cm" svg:y2="16.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3T13:44:34.41</meta:creation-date>
    <dc:date>2013-03-24T19:03:53.30</dc:date>
    <meta:editing-duration>PT4H58M31S</meta:editing-duration>
    <meta:editing-cycles>9</meta:editing-cycles>
    <meta:generator>OpenOffice.org/3.4.1$Win32 OpenOffice.org_project/341m1$Build-9593</meta:generator>
    <meta:document-statistic meta:object-count="52"/>
  </office:meta>
</office:document-meta>
</file>